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bd314" officeooo:paragraph-rsid="001bd3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:</text:p>
      <text:p text:style-name="P1">Date:</text:p>
      <text:p text:style-name="P1">Customized reports tutori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5:36:46.252341085</meta:creation-date>
    <dc:date>2018-09-13T15:37:46.102897310</dc:date>
    <meta:editing-duration>PT1M1S</meta:editing-duration>
    <meta:editing-cycles>1</meta:editing-cycles>
    <meta:document-statistic meta:table-count="0" meta:image-count="0" meta:object-count="0" meta:page-count="1" meta:paragraph-count="3" meta:word-count="5" meta:character-count="37" meta:non-whitespace-character-count="35"/>
    <meta:generator>LibreOffice/6.0.3.2$Linux_X86_64 LibreOffice_project/00m0$Build-2</meta:generator>
  </office:meta>
</office:document-meta>
</file>